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4T21:47:06.560737" calcext:value-type="date">
            <text:p>3/24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G135 | No Col</text:p>
          </table:table-cell>
          <table:table-cell table:style-name="ce19" office:value-type="string" calcext:value-type="string">
            <text:p>R365 | G840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4T21:47:06.492149" calcext:value-type="date">
            <text:p>3/24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4T21:47:06.695987" calcext:value-type="date">
            <text:p>3/24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5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fix 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2" office:value-type="string" calcext:value-type="string">
            <text:p>UPDATED:</text:p>
          </table:table-cell>
          <table:table-cell table:style-name="ce25" table:formula="of:=NOW()" office:value-type="date" office:date-value="2017-03-24T21:46:26.113709" calcext:value-type="date">
            <text:p>3/24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Prac lamp DSL (Needs power)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4T21:47:06.492281" calcext:value-type="date">
            <text:p>3/24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0H37M00S" calcext:value-type="time">
            <text:p>0:37:0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1:45:26.982256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3-24T21:47:06.384938326</dc:date>
    <meta:print-date>2011-03-18T12:21:47</meta:print-date>
    <meta:editing-cycles>93</meta:editing-cycles>
    <meta:editing-duration>PT13H46M21S</meta:editing-duration>
    <meta:generator>LibreOffice/4.3.3.2$Linux_X86_64 LibreOffice_project/430m0$Build-2</meta:generator>
    <meta:document-statistic meta:table-count="5" meta:cell-count="561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